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388cm" fo:min-width="2.315cm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486cm" fo:min-width="2.503cm" fo:padding-top="0.204cm" fo:padding-bottom="0.204cm" fo:padding-left="0.329cm" fo:padding-right="0.329cm"/>
    </style:style>
    <style:style style:name="gr3" style:family="graphic" style:parent-style-name="standard">
      <style:graphic-properties draw:textarea-horizontal-align="justify" draw:textarea-vertical-align="middle" draw:auto-grow-height="false" fo:min-height="0.246cm" fo:min-width="0cm"/>
    </style:style>
    <style:style style:name="gr4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6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45cm" svg:height="5.541cm" draw:transform="rotate (-1.2311552543568) translate (17.401cm 7.85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6.322cm" svg:height="5.845cm" draw:transform="skewX (-5.03904379530886E-017) rotate (2.83616003449079) translate (10.416cm 15.23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0.7cm" svg:height="0.7cm" svg:x="5.826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cm" svg:height="0.7cm" svg:x="10.027cm" svg:y="1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cm" svg:height="0.7cm" svg:x="13.828cm" svg:y="14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cm" svg:height="0.7cm" svg:x="11.829cm" svg:y="9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cm" svg:height="0.7cm" svg:x="17.03cm" svg:y="7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651cm" svg:height="1.778cm" svg:x="5.445cm" svg:y="6.207cm">
          <draw:text-box>
            <text:p text:style-name="P3"><text:span text:style-name="T1">0</text:span></text:p>
          </draw:text-box>
        </draw:frame>
        <draw:frame draw:style-name="gr5" draw:text-style-name="P6" draw:layer="layout" svg:width="1.651cm" svg:height="2.159cm" svg:x="9.89cm" svg:y="15.351cm">
          <draw:text-box>
            <text:p text:style-name="P5"><text:span text:style-name="T2">1</text:span></text:p>
          </draw:text-box>
        </draw:frame>
        <draw:frame draw:style-name="gr6" draw:text-style-name="P6" draw:layer="layout" svg:width="1.397cm" svg:height="2.921cm" svg:x="11.668cm" svg:y="8.239cm">
          <draw:text-box>
            <text:p text:style-name="P5"><text:span text:style-name="T2">2</text:span></text:p>
          </draw:text-box>
        </draw:frame>
        <draw:frame draw:style-name="gr7" draw:text-style-name="P6" draw:layer="layout" svg:width="2.921cm" svg:height="1.905cm" svg:x="14.462cm" svg:y="14.843cm">
          <draw:text-box>
            <text:p text:style-name="P5"><text:span text:style-name="T2">3</text:span></text:p>
          </draw:text-box>
        </draw:frame>
        <draw:frame draw:style-name="gr8" draw:text-style-name="P6" draw:layer="layout" svg:width="1.651cm" svg:height="2.413cm" svg:x="17.256cm" svg:y="6.588cm">
          <draw:text-box>
            <text:p text:style-name="P5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0-06-08T15:20:32.002000000</dc:date>
    <meta:editing-duration>PT8M33S</meta:editing-duration>
    <meta:editing-cycles>1</meta:editing-cycles>
    <meta:document-statistic meta:object-count="12"/>
  </office:meta>
</office:document-meta>
</file>